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FB6FBB6ABF6D08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style style:name="P2" style:family="paragraph" style:parent-style-name="Text_20_body">
      <style:text-properties officeooo:paragraph-rsid="0000f03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3">
      <style:text-properties officeooo:rsid="0001a4bd" officeooo:paragraph-rsid="0001a4bd"/>
    </style:style>
    <style:style style:name="P5" style:family="paragraph" style:parent-style-name="Text_20_body" style:list-style-name="L3">
      <style:text-properties officeooo:rsid="0001c2a5" officeooo:paragraph-rsid="0001c2a5"/>
    </style:style>
    <style:style style:name="P6" style:family="paragraph" style:parent-style-name="Text_20_body" style:list-style-name="L1">
      <style:text-properties officeooo:rsid="000bf865" officeooo:paragraph-rsid="000bf865"/>
    </style:style>
    <style:style style:name="P7" style:family="paragraph" style:parent-style-name="Text_20_body" style:list-style-name="L2">
      <style:text-properties officeooo:rsid="000bf865" officeooo:paragraph-rsid="000bf865"/>
    </style:style>
    <style:style style:name="P8" style:family="paragraph" style:parent-style-name="Text_20_body" style:list-style-name="L2">
      <style:text-properties officeooo:rsid="000d27ae" officeooo:paragraph-rsid="000d27ae"/>
    </style:style>
    <style:style style:name="P9" style:family="paragraph" style:parent-style-name="Text_20_body">
      <style:text-properties officeooo:rsid="000d8b6a" officeooo:paragraph-rsid="000d8b6a"/>
    </style:style>
    <style:style style:name="P10" style:family="paragraph" style:parent-style-name="Text_20_body" style:list-style-name="L4">
      <style:text-properties officeooo:rsid="000d8b6a" officeooo:paragraph-rsid="000d8b6a"/>
    </style:style>
    <style:style style:name="P11" style:family="paragraph" style:parent-style-name="Text_20_body" style:list-style-name="L7">
      <style:text-properties officeooo:rsid="000d8b6a" officeooo:paragraph-rsid="000d8b6a"/>
    </style:style>
    <style:style style:name="P12" style:family="paragraph" style:parent-style-name="Text_20_body" style:list-style-name="L8">
      <style:text-properties officeooo:rsid="000d8b6a" officeooo:paragraph-rsid="000d8b6a"/>
    </style:style>
    <style:style style:name="P13" style:family="paragraph" style:parent-style-name="Text_20_body" style:list-style-name="L10">
      <style:text-properties officeooo:rsid="000d8b6a" officeooo:paragraph-rsid="000d8b6a"/>
    </style:style>
    <style:style style:name="P14" style:family="paragraph" style:parent-style-name="Text_20_body">
      <style:text-properties officeooo:rsid="000f6df7" officeooo:paragraph-rsid="000f6df7"/>
    </style:style>
    <style:style style:name="P15" style:family="paragraph" style:parent-style-name="Text_20_body" style:list-style-name="L11">
      <style:text-properties officeooo:rsid="000f6df7" officeooo:paragraph-rsid="000f6df7"/>
    </style:style>
    <style:style style:name="P16" style:family="paragraph" style:parent-style-name="Heading_20_1">
      <style:text-properties officeooo:paragraph-rsid="0001a4bd"/>
    </style:style>
    <style:style style:name="P17" style:family="paragraph" style:parent-style-name="Title">
      <style:text-properties officeooo:rsid="000b1f64" officeooo:paragraph-rsid="000b1f64"/>
    </style:style>
    <style:style style:name="P18" style:family="paragraph" style:parent-style-name="Heading_20_2">
      <style:text-properties officeooo:rsid="000bf865" officeooo:paragraph-rsid="000bf865"/>
    </style:style>
    <style:style style:name="P19" style:family="paragraph" style:parent-style-name="Heading_20_2">
      <style:text-properties officeooo:rsid="000d8b6a" officeooo:paragraph-rsid="000d8b6a"/>
    </style:style>
    <style:style style:name="P20" style:family="paragraph" style:parent-style-name="Heading_20_2">
      <style:text-properties officeooo:rsid="000f6df7" officeooo:paragraph-rsid="000f6df7"/>
    </style:style>
    <style:style style:name="T1" style:family="text">
      <style:text-properties officeooo:rsid="0001a4b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d8b6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8080"/>
    </style:style>
    <style:style style:name="T6" style:family="text">
      <style:text-properties fo:color="#0047ff"/>
    </style:style>
    <style:style style:name="T7" style:family="text">
      <style:text-properties officeooo:rsid="000f4133"/>
    </style:style>
    <style:style style:name="T8" style:family="text">
      <style:text-properties officeooo:rsid="000f6df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T 1</text:p>
      <text:p text:style-name="P2"/>
      <text:p text:style-name="P3"><draw:a xlink:type="simple" xlink:href="http://creativecommons.org/licenses/by/4.0/"><draw:frame draw:style-name="fr1" draw:name="Imatge1" text:anchor-type="as-char" svg:width="2.381cm" svg:height="0.873cm" draw:z-index="0"><draw:image xlink:href="Pictures/10000201000000580000001FFB6FBB6ABF6D0818.png" xlink:type="simple" xlink:show="embed" xlink:actuate="onLoad"/><svg:title>Llicència de Creative Commons</svg:title></draw:frame></draw:a><text:line-break/><text:a xlink:type="simple" xlink:href="http://creativecommons.org/licenses/by/4.0/" text:style-name="Internet_20_link" text:visited-style-name="Visited_20_Internet_20_Link"><text:span text:style-name="T2">Reconeixement 4.0 Internacional<text:line-break/>de Creative Commons</text:span></text:a></text:p>
      <text:h text:style-name="P16" text:outline-level="1"><text:span text:style-name="T1">1. Vocabulary</text:span></text:h>
      <text:h text:style-name="P18" text:outline-level="2">Popular interests</text:h>
      <text:list xml:id="list2252721922054808721" text:style-name="L1">
        <text:list-item>
          <text:p text:style-name="P6">app<text:tab/><text:tab/><text:tab/>aplicació</text:p>
        </text:list-item>
        <text:list-item>
          <text:p text:style-name="P6">comic<text:tab/><text:tab/><text:tab/>còmic</text:p>
        </text:list-item>
        <text:list-item>
          <text:p text:style-name="P6">crace<text:tab/><text:tab/><text:tab/>mania</text:p>
        </text:list-item>
        <text:list-item>
          <text:p text:style-name="P6">fad<text:tab/><text:tab/><text:tab/>moda</text:p>
        </text:list-item>
        <text:list-item>
          <text:p text:style-name="P6">fan<text:tab/><text:tab/><text:tab/>ventilador</text:p>
        </text:list-item>
        <text:list-item>
          <text:p text:style-name="P6">follower<text:tab/><text:tab/>seguidor</text:p>
        </text:list-item>
        <text:list-item>
          <text:p text:style-name="P6">gadget<text:tab/><text:tab/>artilugi</text:p>
        </text:list-item>
        <text:list-item>
          <text:p text:style-name="P6">games console<text:tab/>consola de jocs</text:p>
        </text:list-item>
        <text:list-item>
          <text:p text:style-name="P6">post<text:tab/><text:tab/><text:tab/>enviar, artícle</text:p>
        </text:list-item>
        <text:list-item>
          <text:p text:style-name="P6">social media<text:tab/><text:tab/>medis de comunicació social</text:p>
        </text:list-item>
        <text:list-item>
          <text:p text:style-name="P6">toy<text:tab/><text:tab/><text:tab/>joguet</text:p>
        </text:list-item>
        <text:list-item>
          <text:p text:style-name="P6">tweet<text:tab/><text:tab/><text:tab/>piular</text:p>
        </text:list-item>
        <text:list-item>
          <text:p text:style-name="P6">views<text:tab/><text:tab/><text:tab/>punts de vista</text:p>
        </text:list-item>
      </text:list>
      <text:h text:style-name="P18" text:outline-level="2">Fashion</text:h>
      <text:list xml:id="list7652362042378680802" text:style-name="L2">
        <text:list-item>
          <text:p text:style-name="P7">amazingly<text:tab/><text:tab/>espantosament</text:p>
        </text:list-item>
        <text:list-item>
          <text:p text:style-name="P7">apparently<text:tab/><text:tab/>aparentment</text:p>
        </text:list-item>
        <text:list-item>
          <text:p text:style-name="P7">generally<text:tab/><text:tab/>en general</text:p>
        </text:list-item>
        <text:list-item>
          <text:p text:style-name="P7">obvious<text:tab/><text:tab/>obvi</text:p>
        </text:list-item>
        <text:list-item>
          <text:p text:style-name="P7">be<text:tab/><text:tab/><text:tab/>ser, estar</text:p>
        </text:list-item>
        <text:list-item>
          <text:p text:style-name="P7">be interested in<text:tab/>estar interessat en</text:p>
        </text:list-item>
        <text:list-item>
          <text:p text:style-name="P7"><text:soft-page-break/>cry<text:tab/><text:tab/><text:tab/>plorar</text:p>
        </text:list-item>
        <text:list-item>
          <text:p text:style-name="P7">go<text:tab/><text:tab/><text:tab/>anar</text:p>
        </text:list-item>
        <text:list-item>
          <text:p text:style-name="P7">have<text:tab/><text:tab/><text:tab/>haver, tenir</text:p>
        </text:list-item>
        <text:list-item>
          <text:p text:style-name="P7">like<text:tab/><text:tab/><text:tab/>m'agrada</text:p>
        </text:list-item>
        <text:list-item>
          <text:p text:style-name="P7">play<text:tab/><text:tab/><text:tab/>jugar</text:p>
        </text:list-item>
        <text:list-item>
          <text:p text:style-name="P7">watch<text:tab/><text:tab/><text:tab/>rellotge</text:p>
        </text:list-item>
        <text:list-item>
          <text:p text:style-name="P7">baggy<text:tab/><text:tab/><text:tab/>forgat</text:p>
        </text:list-item>
        <text:list-item>
          <text:p text:style-name="P7">blouse<text:tab/><text:tab/><text:tab/>blusa</text:p>
        </text:list-item>
        <text:list-item>
          <text:p text:style-name="P7">boots<text:tab/><text:tab/><text:tab/>botes</text:p>
        </text:list-item>
        <text:list-item>
          <text:p text:style-name="P7">coolt<text:tab/><text:tab/><text:tab/>guay</text:p>
        </text:list-item>
        <text:list-item>
          <text:p text:style-name="P7">dress<text:tab/><text:tab/><text:tab/>vestit / vestir</text:p>
        </text:list-item>
        <text:list-item>
          <text:p text:style-name="P7">hat<text:tab/><text:tab/><text:tab/>barret</text:p>
        </text:list-item>
        <text:list-item>
          <text:p text:style-name="P7">hoody<text:tab/><text:tab/><text:tab/>amb caputxa</text:p>
        </text:list-item>
        <text:list-item>
          <text:p text:style-name="P7">jacket<text:tab/><text:tab/><text:tab/>jaqueta</text:p>
        </text:list-item>
        <text:list-item>
          <text:p text:style-name="P7">jeans<text:tab/><text:tab/><text:tab/>pantalons</text:p>
        </text:list-item>
        <text:list-item>
          <text:p text:style-name="P7">patterned<text:tab/><text:tab/>estampat</text:p>
        </text:list-item>
        <text:list-item>
          <text:p text:style-name="P7">plain<text:tab/><text:tab/><text:tab/>pla</text:p>
        </text:list-item>
        <text:list-item>
          <text:p text:style-name="P7">shirt<text:tab/><text:tab/><text:tab/>camisa</text:p>
        </text:list-item>
        <text:list-item>
          <text:p text:style-name="P7">short-sleeved<text:tab/><text:tab/>mànega curta</text:p>
        </text:list-item>
        <text:list-item>
          <text:p text:style-name="P7">shorts<text:tab/><text:tab/><text:tab/>pantalons curts</text:p>
        </text:list-item>
        <text:list-item>
          <text:p text:style-name="P7">skirt<text:tab/><text:tab/><text:tab/>falda</text:p>
        </text:list-item>
        <text:list-item>
          <text:p text:style-name="P7">smart<text:tab/><text:tab/><text:tab/>intel·ligent</text:p>
        </text:list-item>
        <text:list-item>
          <text:p text:style-name="P7">socks<text:tab/><text:tab/><text:tab/>calcetins</text:p>
        </text:list-item>
        <text:list-item>
          <text:p text:style-name="P7">tight<text:tab/><text:tab/><text:tab/>apretat</text:p>
        </text:list-item>
        <text:list-item>
          <text:p text:style-name="P7">top<text:tab/><text:tab/><text:tab/>part superior</text:p>
        </text:list-item>
        <text:list-item>
          <text:p text:style-name="P7">trainers<text:tab/><text:tab/>sabates esportives / entrenadors</text:p>
        </text:list-item>
        <text:list-item>
          <text:p text:style-name="P7">trousers<text:tab/><text:tab/>pantalons</text:p>
        </text:list-item>
        <text:list-item>
          <text:p text:style-name="P8">clothes<text:tab/><text:tab/>roba</text:p>
        </text:list-item>
        <text:list-item>
          <text:p text:style-name="P8">bootom half<text:tab/><text:tab/>meitat infefior</text:p>
        </text:list-item>
        <text:list-item>
          <text:p text:style-name="P8">top half<text:tab/><text:tab/>meitat superior</text:p>
        </text:list-item>
        <text:list-item>
          <text:p text:style-name="P8"><text:soft-page-break/>appear<text:tab/><text:tab/>aparèixer</text:p>
        </text:list-item>
        <text:list-item>
          <text:p text:style-name="P8">comfortable<text:tab/><text:tab/>còmode</text:p>
        </text:list-item>
        <text:list-item>
          <text:p text:style-name="P8">delicate<text:tab/><text:tab/>delicat</text:p>
        </text:list-item>
        <text:list-item>
          <text:p text:style-name="P8">fabric<text:tab/><text:tab/><text:tab/>tela</text:p>
        </text:list-item>
        <text:list-item>
          <text:p text:style-name="P8">fibre<text:tab/><text:tab/><text:tab/>fibra</text:p>
        </text:list-item>
        <text:list-item>
          <text:p text:style-name="P8">smooth<text:tab/><text:tab/>suau</text:p>
        </text:list-item>
        <text:list-item>
          <text:p text:style-name="P8">soft<text:tab/><text:tab/><text:tab/>suau</text:p>
        </text:list-item>
        <text:list-item>
          <text:p text:style-name="P8">synthetic<text:tab/><text:tab/>sintètic</text:p>
        </text:list-item>
        <text:list-item>
          <text:p text:style-name="P8">water-resistant<text:tab/>resisten a l'aigua</text:p>
        </text:list-item>
      </text:list>
      <text:h text:style-name="Heading_20_2" text:outline-level="2">Interrogative particules</text:h>
      <text:list xml:id="list6759151207138614706" text:style-name="L3">
        <text:list-item>
          <text:p text:style-name="P4">What<text:tab/><text:tab/><text:tab/>què</text:p>
        </text:list-item>
        <text:list-item>
          <text:p text:style-name="P4">Where<text:tab/><text:tab/><text:tab/>on</text:p>
        </text:list-item>
        <text:list-item>
          <text:p text:style-name="P4">Who<text:tab/><text:tab/><text:tab/>qui</text:p>
        </text:list-item>
        <text:list-item>
          <text:p text:style-name="P4">Why<text:tab/><text:tab/><text:tab/>per què</text:p>
        </text:list-item>
        <text:list-item>
          <text:p text:style-name="P4">How<text:tab/><text:tab/><text:tab/>com</text:p>
        </text:list-item>
        <text:list-item>
          <text:p text:style-name="P4">How often<text:tab/><text:tab/>com de sovint</text:p>
        </text:list-item>
        <text:list-item>
          <text:p text:style-name="P4">What time do<text:tab/><text:tab/>a quina hora ho fas</text:p>
        </text:list-item>
        <text:list-item>
          <text:p text:style-name="P4">When does<text:tab/><text:tab/>quan ho fas</text:p>
        </text:list-item>
        <text:list-item>
          <text:p text:style-name="P5">How much<text:tab/><text:tab/>quant (incomptables)</text:p>
        </text:list-item>
        <text:list-item>
          <text:p text:style-name="P5">How many<text:tab/><text:tab/>quant (comptables)</text:p>
        </text:list-item>
      </text:list>
      <text:h text:style-name="Heading_20_2" text:outline-level="2">Key phrases <text:span text:style-name="T8">#01</text:span></text:h>
      <text:p text:style-name="P9">Talking about free time and interests</text:p>
      <text:list xml:id="list4618466480978536825" text:style-name="L4">
        <text:list-item>
          <text:p text:style-name="P10">Do you spend much time (verb + -ing)... ?</text:p>
        </text:list-item>
        <text:list-item>
          <text:p text:style-name="P10">Do you spend much money on... ?</text:p>
        </text:list-item>
        <text:list-item>
          <text:p text:style-name="P10">What kind of (mames / music) are you into?</text:p>
        </text:list-item>
        <text:list-item>
          <text:p text:style-name="P10">Are you follow (anyone on <text:span text:style-name="T4">Instagram</text:span>)?</text:p>
        </text:list-item>
        <text:list-item>
          <text:p text:style-name="P10">I’m (not) into / crazy about / a big fan of... ?</text:p>
        </text:list-item>
      </text:list>
      <text:h text:style-name="P20" text:outline-level="2"><text:soft-page-break/>Key phrases #02</text:h>
      <text:p text:style-name="P14">Describing a specific time period in the past</text:p>
      <text:list xml:id="list2936590922317103418" text:style-name="L11">
        <text:list-item>
          <text:p text:style-name="P15">People use to ... in the ...</text:p>
        </text:list-item>
        <text:list-item>
          <text:p text:style-name="P15">At ... time ...</text:p>
        </text:list-item>
        <text:list-item>
          <text:p text:style-name="P15">It didn’t become ... until the 1950s.</text:p>
        </text:list-item>
        <text:list-item>
          <text:p text:style-name="P15">It was the ... when ...</text:p>
        </text:list-item>
        <text:list-item>
          <text:p text:style-name="P15">In those days, ... </text:p>
        </text:list-item>
        <text:list-item>
          <text:p text:style-name="P15">... in 1958.</text:p>
        </text:list-item>
      </text:list>
      <text:h text:style-name="Heading_20_2" text:outline-level="2"><text:span text:style-name="T3">Rule #01</text:span></text:h>
      <text:list xml:id="list6685059655507947110" text:style-name="L7">
        <text:list-item>
          <text:p text:style-name="P11">We use used to + infinitive when we talk about a habit or state inthe past which <text:span text:style-name="T6">is diferent now / hasn’t changed</text:span>.</text:p>
        </text:list-item>
        <text:list-item>
          <text:p text:style-name="P11">The negative form is <text:span text:style-name="T6">didn’t use to / didn’t used to</text:span>.</text:p>
        </text:list-item>
        <text:list-item>
          <text:p text:style-name="P11">The question is <text:span text:style-name="T6">Did ... use to / Did ... used to</text:span>.</text:p>
        </text:list-item>
      </text:list>
      <text:h text:style-name="P19" text:outline-level="2">Rule #02</text:h>
      <text:list xml:id="list4304413931900231131" text:style-name="L8">
        <text:list-item>
          <text:p text:style-name="P12">We use the past continuous to talk about short <text:span text:style-name="T5">actions / actions in progress</text:span> in the past.</text:p>
        </text:list-item>
      </text:list>
      <text:h text:style-name="Heading_20_2" text:outline-level="2">Rule #3</text:h>
      <text:p text:style-name="P9">We use these past tenses to talk about:</text:p>
      <text:list xml:id="list1806239332139716074" text:style-name="L10">
        <text:list-item>
          <text:p text:style-name="P13">an action in progres in the past.</text:p>
        </text:list-item>
        <text:list-item>
          <text:p text:style-name="P13"><text:span text:style-name="T7">a</text:span> finixed actions in the past.</text:p>
        </text:list-item>
        <text:list-item>
          <text:p text:style-name="P13"><text:span text:style-name="T7">t</text:span>wo simultaneous, continuous actions.</text:p>
        </text:list-item>
        <text:list-item>
          <text:p text:style-name="P13"><text:span text:style-name="T7">a</text:span> longer, continuous action interrupted by a shorter a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Heavy" svg:font-family="'Lato Heavy'" style:font-adornments="Heavy" style:font-pitch="variable"/>
    <style:font-face style:name="Lato Medium" svg:font-family="'Lato Medium'" style:font-adornments="Normal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eeSans" fo:font-family="FreeSans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47ff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06pt solid #33a3a3" fo:border-bottom="0.06pt solid #33a3a3" style:shadow="none"/>
      <style:text-properties fo:color="#33a3a3" fo:font-size="3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style:font-name="Lato Heavy" fo:font-family="'Lato Heavy'" style:font-style-name="Heavy" style:font-pitch="variable" fo:font-size="130%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3cm" loext:contextual-spacing="false" fo:text-indent="0cm" style:auto-text-indent="false" style:page-number="auto"/>
      <style:text-properties fo:color="#ff3333" style:font-name="Lato Medium" fo:font-family="'Lato Medium'" style:font-style-name="Normal" style:font-pitch="variable" fo:font-size="115%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999999" style:font-name="FreeSans" fo:font-family="FreeSans" style:font-style-name="Normal" style:font-family-generic="swiss" style:font-pitch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1" fo:font-size="8pt" officeooo:rsid="0000f036" officeooo:paragraph-rsid="0000f0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glish – 3ESO<text:tab/><text:tab/>https://llagosti.wordpress.com/</text:p>
      </style:header>
      <style:footer>
        <text:p text:style-name="Footer"><text:tab/><text:page-number text:select-page="current">0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6:38:06.700335498</meta:creation-date>
    <dc:date>2017-11-11T11:15:49.602813928</dc:date>
    <meta:editing-duration>PT1H4M19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4" meta:paragraph-count="103" meta:word-count="490" meta:character-count="2603" meta:non-whitespace-character-count="2192"/>
  </office:meta>
</office:document-meta>
</file>